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2.406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0.8591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1.25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06pt solid #000000" style:rotation-angle="90"/>
      <style:paragraph-properties fo:text-align="end"/>
      <style:text-properties style:text-position="" fo:font-size="9pt" fo:font-weight="bold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rotation-angle="90"/>
      <style:paragraph-properties fo:text-align="end"/>
      <style:text-properties style:text-position="" fo:font-size="9pt" fo:font-weight="bold"/>
    </style:style>
    <style:style style:name="ce11" style:family="table-cell" style:parent-style-name="Default" style:data-style-name="N120">
      <style:text-properties style:text-position="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end"/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rotation-angle="90"/>
      <style:paragraph-properties fo:text-align="end"/>
      <style:text-properties style:text-position="" fo:font-size="9pt" fo:font-weight="bold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fo:background-color="#dddddd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99ccff" style:text-align-source="fix" style:repeat-content="false" fo:border="0.06pt solid #000000" style:rotation-angle="90"/>
      <style:paragraph-properties fo:text-align="end"/>
      <style:text-properties fo:font-size="9pt" fo:font-weight="bold"/>
    </style:style>
    <style:style style:name="ce26" style:family="table-cell" style:parent-style-name="Default" style:data-style-name="N120"/>
    <style:style style:name="ce27" style:family="table-cell" style:parent-style-name="Default">
      <style:table-cell-properties style:text-align-source="fix" style:repeat-content="false" style:rotation-angle="90"/>
      <style:paragraph-properties fo:text-align="end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3" office:value-type="string" calcext:value-type="string">
            <text:p>EMPTI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NES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UNIQUE_POS</text:p>
          </table:table-cell>
          <table:table-cell table:style-name="ce3" office:value-type="string" calcext:value-type="string">
            <text:p>BEST_MOVE_SET</text:p>
          </table:table-cell>
          <table:table-cell table:style-name="ce3" office:value-type="string" calcext:value-type="string">
            <text:p>NODE_COUNT</text:p>
          </table:table-cell>
          <table:table-cell table:style-name="ce3" office:value-type="string" calcext:value-type="string">
            <text:p>LEAF_COUNT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OK</text:p>
          </table:table-cell>
          <table:table-cell table:style-name="ce10" office:value-type="string" calcext:value-type="string">
            <text:p>LEAF_NODE_RATIO</text:p>
          </table:table-cell>
          <table:table-cell table:style-name="ce10" office:value-type="string" calcext:value-type="string">
            <text:p>NODES_X_SECOND</text:p>
          </table:table-cell>
          <table:table-cell table:style-name="ce12" table:number-columns-repeated="1009"/>
        </table:table-row>
        <table:table-row table:style-name="ro2">
          <table:table-cell office:value-type="string" calcext:value-type="string">
            <text:p>ffo-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94808" calcext:value-type="float">
            <text:p>94,808</text:p>
          </table:table-cell>
          <table:table-cell table:style-name="ce4" office:value-type="float" office:value="20244" calcext:value-type="float">
            <text:p>20,244</text:p>
          </table:table-cell>
          <table:table-cell table:style-name="ce7" office:value-type="float" office:value="0.17" calcext:value-type="float">
            <text:p>0.1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]/[.H2]" office:value-type="float" office:value="0.213526284701713" calcext:value-type="float">
            <text:p>0.214</text:p>
          </table:table-cell>
          <table:table-cell table:style-name="ce4" table:formula="of:=[.H2]/[.J2]" office:value-type="float" office:value="557694.117647059" calcext:value-type="float">
            <text:p>557,69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{ A4 }</text:p>
          </table:table-cell>
          <table:table-cell table:style-name="ce4" office:value-type="float" office:value="185925" calcext:value-type="float">
            <text:p>185,925</text:p>
          </table:table-cell>
          <table:table-cell table:style-name="ce4" office:value-type="float" office:value="39196" calcext:value-type="float">
            <text:p>39,196</text:p>
          </table:table-cell>
          <table:table-cell table:style-name="ce7" office:value-type="float" office:value="0.18" calcext:value-type="float">
            <text:p>0.1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]/[.H3]" office:value-type="float" office:value="0.210816189323652" calcext:value-type="float">
            <text:p>0.211</text:p>
          </table:table-cell>
          <table:table-cell table:style-name="ce4" table:formula="of:=[.H3]/[.J3]" office:value-type="float" office:value="1032916.66666667" calcext:value-type="float">
            <text:p>1,032,9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67" calcext:value-type="float">
            <text:p>267</text:p>
          </table:table-cell>
          <table:table-cell table:style-name="ce6" office:value-type="string" calcext:value-type="string">
            <text:p>{ D1 }</text:p>
          </table:table-cell>
          <table:table-cell table:style-name="ce4" office:value-type="float" office:value="423576" calcext:value-type="float">
            <text:p>423,576</text:p>
          </table:table-cell>
          <table:table-cell table:style-name="ce4" office:value-type="float" office:value="98463" calcext:value-type="float">
            <text:p>98,463</text:p>
          </table:table-cell>
          <table:table-cell table:style-name="ce7" office:value-type="float" office:value="0.38" calcext:value-type="float">
            <text:p>0.3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]/[.H4]" office:value-type="float" office:value="0.23245651311689" calcext:value-type="float">
            <text:p>0.232</text:p>
          </table:table-cell>
          <table:table-cell table:style-name="ce4" table:formula="of:=[.H4]/[.J4]" office:value-type="float" office:value="1114673.68421053" calcext:value-type="float">
            <text:p>1,114,67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{ A5 H8 }</text:p>
          </table:table-cell>
          <table:table-cell table:style-name="ce4" office:value-type="float" office:value="204739" calcext:value-type="float">
            <text:p>204,739</text:p>
          </table:table-cell>
          <table:table-cell table:style-name="ce4" office:value-type="float" office:value="46048" calcext:value-type="float">
            <text:p>46,048</text:p>
          </table:table-cell>
          <table:table-cell table:style-name="ce7" office:value-type="float" office:value="0.18" calcext:value-type="float">
            <text:p>0.1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]/[.H5]" office:value-type="float" office:value="0.224910740015337" calcext:value-type="float">
            <text:p>0.225</text:p>
          </table:table-cell>
          <table:table-cell table:style-name="ce4" table:formula="of:=[.H5]/[.J5]" office:value-type="float" office:value="1137438.88888889" calcext:value-type="float">
            <text:p>1,137,4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37641" calcext:value-type="float">
            <text:p>37,641</text:p>
          </table:table-cell>
          <table:table-cell table:style-name="ce4" office:value-type="float" office:value="7470" calcext:value-type="float">
            <text:p>7,470</text:p>
          </table:table-cell>
          <table:table-cell table:style-name="ce7" office:value-type="float" office:value="0.04" calcext:value-type="float">
            <text:p>0.0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6]/[.H6]" office:value-type="float" office:value="0.198453813660636" calcext:value-type="float">
            <text:p>0.198</text:p>
          </table:table-cell>
          <table:table-cell table:style-name="ce4" table:formula="of:=[.H6]/[.J6]" office:value-type="float" office:value="941025" calcext:value-type="float">
            <text:p>941,0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{ A1 H3 }</text:p>
          </table:table-cell>
          <table:table-cell table:style-name="ce4" office:value-type="float" office:value="246427" calcext:value-type="float">
            <text:p>246,427</text:p>
          </table:table-cell>
          <table:table-cell table:style-name="ce4" office:value-type="float" office:value="56511" calcext:value-type="float">
            <text:p>56,511</text:p>
          </table:table-cell>
          <table:table-cell table:style-name="ce7" office:value-type="float" office:value="0.22" calcext:value-type="float">
            <text:p>0.2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7]/[.H7]" office:value-type="float" office:value="0.22932146233976" calcext:value-type="float">
            <text:p>0.229</text:p>
          </table:table-cell>
          <table:table-cell table:style-name="ce4" table:formula="of:=[.H7]/[.J7]" office:value-type="float" office:value="1120122.72727273" calcext:value-type="float">
            <text:p>1,120,1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152" calcext:value-type="float">
            <text:p>152</text:p>
          </table:table-cell>
          <table:table-cell table:style-name="ce6" office:value-type="string" calcext:value-type="string">
            <text:p>{ A6 }</text:p>
          </table:table-cell>
          <table:table-cell table:style-name="ce4" office:value-type="float" office:value="117523" calcext:value-type="float">
            <text:p>117,523</text:p>
          </table:table-cell>
          <table:table-cell table:style-name="ce4" office:value-type="float" office:value="27864" calcext:value-type="float">
            <text:p>27,864</text:p>
          </table:table-cell>
          <table:table-cell table:style-name="ce7" office:value-type="float" office:value="0.11" calcext:value-type="float">
            <text:p>0.1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8]/[.H8]" office:value-type="float" office:value="0.237094015639492" calcext:value-type="float">
            <text:p>0.237</text:p>
          </table:table-cell>
          <table:table-cell table:style-name="ce4" table:formula="of:=[.H8]/[.J8]" office:value-type="float" office:value="1068390.90909091" calcext:value-type="float">
            <text:p>1,068,3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18" calcext:value-type="float">
            <text:p>118</text:p>
          </table:table-cell>
          <table:table-cell table:style-name="ce6" office:value-type="string" calcext:value-type="string">
            <text:p>{ E1 }</text:p>
          </table:table-cell>
          <table:table-cell table:style-name="ce4" office:value-type="float" office:value="1349511" calcext:value-type="float">
            <text:p>1,349,511</text:p>
          </table:table-cell>
          <table:table-cell table:style-name="ce4" office:value-type="float" office:value="308314" calcext:value-type="float">
            <text:p>308,314</text:p>
          </table:table-cell>
          <table:table-cell table:style-name="ce7" office:value-type="float" office:value="1.14" calcext:value-type="float">
            <text:p>1.1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9]/[.H9]" office:value-type="float" office:value="0.228463495295703" calcext:value-type="float">
            <text:p>0.228</text:p>
          </table:table-cell>
          <table:table-cell table:style-name="ce4" table:formula="of:=[.H9]/[.J9]" office:value-type="float" office:value="1183781.57894737" calcext:value-type="float">
            <text:p>1,183,7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09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{ A4 G7 }</text:p>
          </table:table-cell>
          <table:table-cell table:style-name="ce4" office:value-type="float" office:value="291427" calcext:value-type="float">
            <text:p>291,427</text:p>
          </table:table-cell>
          <table:table-cell table:style-name="ce4" office:value-type="float" office:value="61410" calcext:value-type="float">
            <text:p>61,410</text:p>
          </table:table-cell>
          <table:table-cell table:style-name="ce7" office:value-type="float" office:value="0.26" calcext:value-type="float">
            <text:p>0.2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0]/[.H10]" office:value-type="float" office:value="0.210721724479887" calcext:value-type="float">
            <text:p>0.211</text:p>
          </table:table-cell>
          <table:table-cell table:style-name="ce4" table:formula="of:=[.H10]/[.J10]" office:value-type="float" office:value="1120873.07692308" calcext:value-type="float">
            <text:p>1,120,8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981" calcext:value-type="float">
            <text:p>1,981</text:p>
          </table:table-cell>
          <table:table-cell table:style-name="ce4" office:value-type="float" office:value="232" calcext:value-type="float">
            <text:p>232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1055567" calcext:value-type="float">
            <text:p>1,055,567</text:p>
          </table:table-cell>
          <table:table-cell table:style-name="ce4" office:value-type="float" office:value="241267" calcext:value-type="float">
            <text:p>241,267</text:p>
          </table:table-cell>
          <table:table-cell table:style-name="ce7" office:value-type="float" office:value="0.89" calcext:value-type="float">
            <text:p>0.8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1]/[.H11]" office:value-type="float" office:value="0.228566258702669" calcext:value-type="float">
            <text:p>0.229</text:p>
          </table:table-cell>
          <table:table-cell table:style-name="ce4" table:formula="of:=[.H11]/[.J11]" office:value-type="float" office:value="1186030.33707865" calcext:value-type="float">
            <text:p>1,186,0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{ B3 }</text:p>
          </table:table-cell>
          <table:table-cell table:style-name="ce4" office:value-type="float" office:value="306459" calcext:value-type="float">
            <text:p>306,459</text:p>
          </table:table-cell>
          <table:table-cell table:style-name="ce4" office:value-type="float" office:value="66780" calcext:value-type="float">
            <text:p>66,780</text:p>
          </table:table-cell>
          <table:table-cell table:style-name="ce7" office:value-type="float" office:value="0.25" calcext:value-type="float">
            <text:p>0.2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2]/[.H12]" office:value-type="float" office:value="0.217908431470441" calcext:value-type="float">
            <text:p>0.218</text:p>
          </table:table-cell>
          <table:table-cell table:style-name="ce4" table:formula="of:=[.H12]/[.J12]" office:value-type="float" office:value="1225836" calcext:value-type="float">
            <text:p>1,225,8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2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1019552" calcext:value-type="float">
            <text:p>1,019,552</text:p>
          </table:table-cell>
          <table:table-cell table:style-name="ce4" office:value-type="float" office:value="234893" calcext:value-type="float">
            <text:p>234,893</text:p>
          </table:table-cell>
          <table:table-cell table:style-name="ce7" office:value-type="float" office:value="0.88" calcext:value-type="float">
            <text:p>0.8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3]/[.H13]" office:value-type="float" office:value="0.230388445120994" calcext:value-type="float">
            <text:p>0.230</text:p>
          </table:table-cell>
          <table:table-cell table:style-name="ce4" table:formula="of:=[.H13]/[.J13]" office:value-type="float" office:value="1158581.81818182" calcext:value-type="float">
            <text:p>1,158,5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850857" calcext:value-type="float">
            <text:p>850,857</text:p>
          </table:table-cell>
          <table:table-cell table:style-name="ce4" office:value-type="float" office:value="194138" calcext:value-type="float">
            <text:p>194,138</text:p>
          </table:table-cell>
          <table:table-cell table:style-name="ce7" office:value-type="float" office:value="0.74" calcext:value-type="float">
            <text:p>0.7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4]/[.H14]" office:value-type="float" office:value="0.228167600431095" calcext:value-type="float">
            <text:p>0.228</text:p>
          </table:table-cell>
          <table:table-cell table:style-name="ce4" table:formula="of:=[.H14]/[.J14]" office:value-type="float" office:value="1149806.75675676" calcext:value-type="float">
            <text:p>1,149,8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{ A3 }</text:p>
          </table:table-cell>
          <table:table-cell table:style-name="ce4" office:value-type="float" office:value="318842" calcext:value-type="float">
            <text:p>318,842</text:p>
          </table:table-cell>
          <table:table-cell table:style-name="ce4" office:value-type="float" office:value="65178" calcext:value-type="float">
            <text:p>65,178</text:p>
          </table:table-cell>
          <table:table-cell table:style-name="ce7" office:value-type="float" office:value="0.28" calcext:value-type="float">
            <text:p>0.2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5]/[.H15]" office:value-type="float" office:value="0.204420998488279" calcext:value-type="float">
            <text:p>0.204</text:p>
          </table:table-cell>
          <table:table-cell table:style-name="ce4" table:formula="of:=[.H15]/[.J15]" office:value-type="float" office:value="1138721.42857143" calcext:value-type="float">
            <text:p>1,138,7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{ G3 B8 }</text:p>
          </table:table-cell>
          <table:table-cell table:style-name="ce4" office:value-type="float" office:value="2247024" calcext:value-type="float">
            <text:p>2,247,024</text:p>
          </table:table-cell>
          <table:table-cell table:style-name="ce4" office:value-type="float" office:value="532413" calcext:value-type="float">
            <text:p>532,413</text:p>
          </table:table-cell>
          <table:table-cell table:style-name="ce7" office:value-type="float" office:value="1.97" calcext:value-type="float">
            <text:p>1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6]/[.H16]" office:value-type="float" office:value="0.236941394484438" calcext:value-type="float">
            <text:p>0.237</text:p>
          </table:table-cell>
          <table:table-cell table:style-name="ce4" table:formula="of:=[.H16]/[.J16]" office:value-type="float" office:value="1140621.31979695" calcext:value-type="float">
            <text:p>1,140,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{ F8 }</text:p>
          </table:table-cell>
          <table:table-cell table:style-name="ce4" office:value-type="float" office:value="1380068" calcext:value-type="float">
            <text:p>1,380,068</text:p>
          </table:table-cell>
          <table:table-cell table:style-name="ce4" office:value-type="float" office:value="321327" calcext:value-type="float">
            <text:p>321,327</text:p>
          </table:table-cell>
          <table:table-cell table:style-name="ce7" office:value-type="float" office:value="1.35" calcext:value-type="float">
            <text:p>1.3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7]/[.H17]" office:value-type="float" office:value="0.232834179185373" calcext:value-type="float">
            <text:p>0.233</text:p>
          </table:table-cell>
          <table:table-cell table:style-name="ce4" table:formula="of:=[.H17]/[.J17]" office:value-type="float" office:value="1022272.59259259" calcext:value-type="float">
            <text:p>1,022,2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{ F8 }</text:p>
          </table:table-cell>
          <table:table-cell table:style-name="ce4" office:value-type="float" office:value="108929" calcext:value-type="float">
            <text:p>108,929</text:p>
          </table:table-cell>
          <table:table-cell table:style-name="ce4" office:value-type="float" office:value="20514" calcext:value-type="float">
            <text:p>20,514</text:p>
          </table:table-cell>
          <table:table-cell table:style-name="ce7" office:value-type="float" office:value="0.1" calcext:value-type="float">
            <text:p>0.10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8]/[.H18]" office:value-type="float" office:value="0.188324504952767" calcext:value-type="float">
            <text:p>0.188</text:p>
          </table:table-cell>
          <table:table-cell table:style-name="ce4" table:formula="of:=[.H18]/[.J18]" office:value-type="float" office:value="1089290" calcext:value-type="float">
            <text:p>1,089,29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8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255648" calcext:value-type="float">
            <text:p>1,255,648</text:p>
          </table:table-cell>
          <table:table-cell table:style-name="ce4" office:value-type="float" office:value="280011" calcext:value-type="float">
            <text:p>280,011</text:p>
          </table:table-cell>
          <table:table-cell table:style-name="ce7" office:value-type="float" office:value="1.1" calcext:value-type="float">
            <text:p>1.10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19]/[.H19]" office:value-type="float" office:value="0.223001191416703" calcext:value-type="float">
            <text:p>0.223</text:p>
          </table:table-cell>
          <table:table-cell table:style-name="ce4" table:formula="of:=[.H19]/[.J19]" office:value-type="float" office:value="1141498.18181818" calcext:value-type="float">
            <text:p>1,141,49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207" calcext:value-type="float">
            <text:p>207</text:p>
          </table:table-cell>
          <table:table-cell table:style-name="ce6" office:value-type="string" calcext:value-type="string">
            <text:p>{ B6 }</text:p>
          </table:table-cell>
          <table:table-cell table:style-name="ce4" office:value-type="float" office:value="1895087" calcext:value-type="float">
            <text:p>1,895,087</text:p>
          </table:table-cell>
          <table:table-cell table:style-name="ce4" office:value-type="float" office:value="442171" calcext:value-type="float">
            <text:p>442,171</text:p>
          </table:table-cell>
          <table:table-cell table:style-name="ce7" office:value-type="float" office:value="1.67" calcext:value-type="float">
            <text:p>1.6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0]/[.H20]" office:value-type="float" office:value="0.233324908038523" calcext:value-type="float">
            <text:p>0.233</text:p>
          </table:table-cell>
          <table:table-cell table:style-name="ce4" table:formula="of:=[.H20]/[.J20]" office:value-type="float" office:value="1134782.63473054" calcext:value-type="float">
            <text:p>1,134,7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{ H5 }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0.01" calcext:value-type="float">
            <text:p>0.0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1]/[.H21]" office:value-type="float" office:value="0.245901639344262" calcext:value-type="float">
            <text:p>0.246</text:p>
          </table:table-cell>
          <table:table-cell table:style-name="ce4" table:formula="of:=[.H21]/[.J21]" office:value-type="float" office:value="6100" calcext:value-type="float">
            <text:p>6,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544" calcext:value-type="float">
            <text:p>544</text:p>
          </table:table-cell>
          <table:table-cell table:style-name="ce6" office:value-type="string" calcext:value-type="string">
            <text:p>{ G5 }</text:p>
          </table:table-cell>
          <table:table-cell table:style-name="ce4" office:value-type="float" office:value="1983880" calcext:value-type="float">
            <text:p>1,983,880</text:p>
          </table:table-cell>
          <table:table-cell table:style-name="ce4" office:value-type="float" office:value="511198" calcext:value-type="float">
            <text:p>511,198</text:p>
          </table:table-cell>
          <table:table-cell table:style-name="ce7" office:value-type="float" office:value="1.84" calcext:value-type="float">
            <text:p>1.8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2]/[.H22]" office:value-type="float" office:value="0.257675867491985" calcext:value-type="float">
            <text:p>0.258</text:p>
          </table:table-cell>
          <table:table-cell table:style-name="ce4" table:formula="of:=[.H22]/[.J22]" office:value-type="float" office:value="1078195.65217391" calcext:value-type="float">
            <text:p>1,078,1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{ G8 }</text:p>
          </table:table-cell>
          <table:table-cell table:style-name="ce4" office:value-type="float" office:value="11178307" calcext:value-type="float">
            <text:p>11,178,307</text:p>
          </table:table-cell>
          <table:table-cell table:style-name="ce4" office:value-type="float" office:value="2451625" calcext:value-type="float">
            <text:p>2,451,625</text:p>
          </table:table-cell>
          <table:table-cell table:style-name="ce7" office:value-type="float" office:value="10.01" calcext:value-type="float">
            <text:p>10.0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3]/[.H23]" office:value-type="float" office:value="0.21931988448698" calcext:value-type="float">
            <text:p>0.219</text:p>
          </table:table-cell>
          <table:table-cell table:style-name="ce4" table:formula="of:=[.H23]/[.J23]" office:value-type="float" office:value="1116713.98601399" calcext:value-type="float">
            <text:p>1,116,7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{ A2 }</text:p>
          </table:table-cell>
          <table:table-cell table:style-name="ce4" office:value-type="float" office:value="6951012" calcext:value-type="float">
            <text:p>6,951,012</text:p>
          </table:table-cell>
          <table:table-cell table:style-name="ce4" office:value-type="float" office:value="1606648" calcext:value-type="float">
            <text:p>1,606,648</text:p>
          </table:table-cell>
          <table:table-cell table:style-name="ce7" office:value-type="float" office:value="6.19" calcext:value-type="float">
            <text:p>6.1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4]/[.H24]" office:value-type="float" office:value="0.231138717642841" calcext:value-type="float">
            <text:p>0.231</text:p>
          </table:table-cell>
          <table:table-cell table:style-name="ce4" table:formula="of:=[.H24]/[.J24]" office:value-type="float" office:value="1122942.16478191" calcext:value-type="float">
            <text:p>1,122,9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66" calcext:value-type="float">
            <text:p>166</text:p>
          </table:table-cell>
          <table:table-cell table:style-name="ce6" office:value-type="string" calcext:value-type="string">
            <text:p>{ C3 }</text:p>
          </table:table-cell>
          <table:table-cell table:style-name="ce4" office:value-type="float" office:value="43232506" calcext:value-type="float">
            <text:p>43,232,506</text:p>
          </table:table-cell>
          <table:table-cell table:style-name="ce4" office:value-type="float" office:value="10066136" calcext:value-type="float">
            <text:p>10,066,136</text:p>
          </table:table-cell>
          <table:table-cell table:style-name="ce7" office:value-type="float" office:value="39.19" calcext:value-type="float">
            <text:p>39.1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5]/[.H25]" office:value-type="float" office:value="0.232837208187746" calcext:value-type="float">
            <text:p>0.233</text:p>
          </table:table-cell>
          <table:table-cell table:style-name="ce4" table:formula="of:=[.H25]/[.J25]" office:value-type="float" office:value="1103151.46721102" calcext:value-type="float">
            <text:p>1,103,1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{ G1 A5 }</text:p>
          </table:table-cell>
          <table:table-cell table:style-name="ce4" office:value-type="float" office:value="103628972" calcext:value-type="float">
            <text:p>103,628,972</text:p>
          </table:table-cell>
          <table:table-cell table:style-name="ce4" office:value-type="float" office:value="24046252" calcext:value-type="float">
            <text:p>24,046,252</text:p>
          </table:table-cell>
          <table:table-cell table:style-name="ce7" office:value-type="float" office:value="92.08" calcext:value-type="float">
            <text:p>92.0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6]/[.H26]" office:value-type="float" office:value="0.23204178846819" calcext:value-type="float">
            <text:p>0.232</text:p>
          </table:table-cell>
          <table:table-cell table:style-name="ce4" table:formula="of:=[.H26]/[.J26]" office:value-type="float" office:value="1125423.2406603" calcext:value-type="float">
            <text:p>1,125,4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321" calcext:value-type="float">
            <text:p>321</text:p>
          </table:table-cell>
          <table:table-cell table:style-name="ce6" office:value-type="string" calcext:value-type="string">
            <text:p>{ D8 }</text:p>
          </table:table-cell>
          <table:table-cell table:style-name="ce4" office:value-type="float" office:value="409111527" calcext:value-type="float">
            <text:p>409,111,527</text:p>
          </table:table-cell>
          <table:table-cell table:style-name="ce4" office:value-type="float" office:value="92984085" calcext:value-type="float">
            <text:p>92,984,085</text:p>
          </table:table-cell>
          <table:table-cell table:style-name="ce7" office:value-type="float" office:value="373.54" calcext:value-type="float">
            <text:p>373.5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7]/[.H27]" office:value-type="float" office:value="0.227282975089577" calcext:value-type="float">
            <text:p>0.227</text:p>
          </table:table-cell>
          <table:table-cell table:style-name="ce4" table:formula="of:=[.H27]/[.J27]" office:value-type="float" office:value="1095228.16030412" calcext:value-type="float">
            <text:p>1,095,2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7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425" calcext:value-type="float">
            <text:p>425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69497032" calcext:value-type="float">
            <text:p>69,497,032</text:p>
          </table:table-cell>
          <table:table-cell table:style-name="ce4" office:value-type="float" office:value="14743149" calcext:value-type="float">
            <text:p>14,743,149</text:p>
          </table:table-cell>
          <table:table-cell table:style-name="ce7" office:value-type="float" office:value="63.83" calcext:value-type="float">
            <text:p>63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8]/[.H28]" office:value-type="float" office:value="0.212140699763984" calcext:value-type="float">
            <text:p>0.212</text:p>
          </table:table-cell>
          <table:table-cell table:style-name="ce4" table:formula="of:=[.H28]/[.J28]" office:value-type="float" office:value="1088783.20538932" calcext:value-type="float">
            <text:p>1,088,7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344" calcext:value-type="float">
            <text:p>2,344</text:p>
          </table:table-cell>
          <table:table-cell table:style-name="ce4" office:value-type="float" office:value="1115" calcext:value-type="float">
            <text:p>1,115</text:p>
          </table:table-cell>
          <table:table-cell table:style-name="ce6" office:value-type="string" calcext:value-type="string">
            <text:p>{ E1 F1 B2 }</text:p>
          </table:table-cell>
          <table:table-cell table:style-name="ce4" office:value-type="float" office:value="267735670" calcext:value-type="float">
            <text:p>267,735,670</text:p>
          </table:table-cell>
          <table:table-cell table:style-name="ce4" office:value-type="float" office:value="60743108" calcext:value-type="float">
            <text:p>60,743,108</text:p>
          </table:table-cell>
          <table:table-cell table:style-name="ce7" office:value-type="float" office:value="243.27" calcext:value-type="float">
            <text:p>243.2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29]/[.H29]" office:value-type="float" office:value="0.226877158355478" calcext:value-type="float">
            <text:p>0.227</text:p>
          </table:table-cell>
          <table:table-cell table:style-name="ce4" table:formula="of:=[.H29]/[.J29]" office:value-type="float" office:value="1100570.02507502" calcext:value-type="float">
            <text:p>1,100,5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41730753" calcext:value-type="float">
            <text:p>41,730,753</text:p>
          </table:table-cell>
          <table:table-cell table:style-name="ce4" office:value-type="float" office:value="9353830" calcext:value-type="float">
            <text:p>9,353,830</text:p>
          </table:table-cell>
          <table:table-cell table:style-name="ce7" office:value-type="float" office:value="38.59" calcext:value-type="float">
            <text:p>38.59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0]/[.H30]" office:value-type="float" office:value="0.224147165520833" calcext:value-type="float">
            <text:p>0.224</text:p>
          </table:table-cell>
          <table:table-cell table:style-name="ce4" table:formula="of:=[.H30]/[.J30]" office:value-type="float" office:value="1081387.74293859" calcext:value-type="float">
            <text:p>1,081,3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{ G3 }</text:p>
          </table:table-cell>
          <table:table-cell table:style-name="ce4" office:value-type="float" office:value="193375777" calcext:value-type="float">
            <text:p>193,375,777</text:p>
          </table:table-cell>
          <table:table-cell table:style-name="ce4" office:value-type="float" office:value="43569709" calcext:value-type="float">
            <text:p>43,569,709</text:p>
          </table:table-cell>
          <table:table-cell table:style-name="ce7" office:value-type="float" office:value="176.03" calcext:value-type="float">
            <text:p>176.0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1]/[.H31]" office:value-type="float" office:value="0.225311099848871" calcext:value-type="float">
            <text:p>0.225</text:p>
          </table:table-cell>
          <table:table-cell table:style-name="ce4" table:formula="of:=[.H31]/[.J31]" office:value-type="float" office:value="1098538.75475771" calcext:value-type="float">
            <text:p>1,098,5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1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{ G6 }</text:p>
          </table:table-cell>
          <table:table-cell table:style-name="ce4" office:value-type="float" office:value="93006609" calcext:value-type="float">
            <text:p>93,006,609</text:p>
          </table:table-cell>
          <table:table-cell table:style-name="ce4" office:value-type="float" office:value="19942567" calcext:value-type="float">
            <text:p>19,942,567</text:p>
          </table:table-cell>
          <table:table-cell table:style-name="ce7" office:value-type="float" office:value="82.21" calcext:value-type="float">
            <text:p>82.21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2]/[.H32]" office:value-type="float" office:value="0.214420966578837" calcext:value-type="float">
            <text:p>0.214</text:p>
          </table:table-cell>
          <table:table-cell table:style-name="ce4" table:formula="of:=[.H32]/[.J32]" office:value-type="float" office:value="1131329.6314317" calcext:value-type="float">
            <text:p>1,131,3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2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41" calcext:value-type="float">
            <text:p>141</text:p>
          </table:table-cell>
          <table:table-cell table:style-name="ce6" office:value-type="string" calcext:value-type="string">
            <text:p>{ G3 }</text:p>
          </table:table-cell>
          <table:table-cell table:style-name="ce4" office:value-type="float" office:value="224375254" calcext:value-type="float">
            <text:p>224,375,254</text:p>
          </table:table-cell>
          <table:table-cell table:style-name="ce4" office:value-type="float" office:value="51575909" calcext:value-type="float">
            <text:p>51,575,909</text:p>
          </table:table-cell>
          <table:table-cell table:style-name="ce7" office:value-type="float" office:value="200.44" calcext:value-type="float">
            <text:p>200.4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3]/[.H33]" office:value-type="float" office:value="0.22986451527315" calcext:value-type="float">
            <text:p>0.230</text:p>
          </table:table-cell>
          <table:table-cell table:style-name="ce4" table:formula="of:=[.H33]/[.J33]" office:value-type="float" office:value="1119413.56016763" calcext:value-type="float">
            <text:p>1,119,4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3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4357" calcext:value-type="float">
            <text:p>4,357</text:p>
          </table:table-cell>
          <table:table-cell table:style-name="ce4" office:value-type="float" office:value="1829" calcext:value-type="float">
            <text:p>1,829</text:p>
          </table:table-cell>
          <table:table-cell table:style-name="ce6" office:value-type="string" calcext:value-type="string">
            <text:p>{ A3 E7 }</text:p>
          </table:table-cell>
          <table:table-cell table:style-name="ce4" office:value-type="float" office:value="379027795" calcext:value-type="float">
            <text:p>379,027,795</text:p>
          </table:table-cell>
          <table:table-cell table:style-name="ce4" office:value-type="float" office:value="86755771" calcext:value-type="float">
            <text:p>86,755,771</text:p>
          </table:table-cell>
          <table:table-cell table:style-name="ce7" office:value-type="float" office:value="362.06" calcext:value-type="float">
            <text:p>362.0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4]/[.H34]" office:value-type="float" office:value="0.228890261201029" calcext:value-type="float">
            <text:p>0.229</text:p>
          </table:table-cell>
          <table:table-cell table:style-name="ce4" table:formula="of:=[.H34]/[.J34]" office:value-type="float" office:value="1046864.59426614" calcext:value-type="float">
            <text:p>1,046,86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4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43" calcext:value-type="float">
            <text:p>143</text:p>
          </table:table-cell>
          <table:table-cell table:style-name="ce6" office:value-type="string" calcext:value-type="string">
            <text:p>{ C2 }</text:p>
          </table:table-cell>
          <table:table-cell table:style-name="ce4" office:value-type="float" office:value="458897105" calcext:value-type="float">
            <text:p>458,897,105</text:p>
          </table:table-cell>
          <table:table-cell table:style-name="ce4" office:value-type="float" office:value="108619852" calcext:value-type="float">
            <text:p>108,619,852</text:p>
          </table:table-cell>
          <table:table-cell table:style-name="ce7" office:value-type="float" office:value="414.83" calcext:value-type="float">
            <text:p>414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5]/[.H35]" office:value-type="float" office:value="0.236697618739608" calcext:value-type="float">
            <text:p>0.237</text:p>
          </table:table-cell>
          <table:table-cell table:style-name="ce4" table:formula="of:=[.H35]/[.J35]" office:value-type="float" office:value="1106229.31080202" calcext:value-type="float">
            <text:p>1,106,2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279" calcext:value-type="float">
            <text:p>279</text:p>
          </table:table-cell>
          <table:table-cell table:style-name="ce6" office:value-type="string" calcext:value-type="string">
            <text:p>{ C7 }</text:p>
          </table:table-cell>
          <table:table-cell table:style-name="ce4" office:value-type="float" office:value="251301220" calcext:value-type="float">
            <text:p>251,301,220</text:p>
          </table:table-cell>
          <table:table-cell table:style-name="ce4" office:value-type="float" office:value="56194272" calcext:value-type="float">
            <text:p>56,194,272</text:p>
          </table:table-cell>
          <table:table-cell table:style-name="ce7" office:value-type="float" office:value="223.43" calcext:value-type="float">
            <text:p>223.4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6]/[.H36]" office:value-type="float" office:value="0.2236132080855" calcext:value-type="float">
            <text:p>0.224</text:p>
          </table:table-cell>
          <table:table-cell table:style-name="ce4" table:formula="of:=[.H36]/[.J36]" office:value-type="float" office:value="1124742.51443405" calcext:value-type="float">
            <text:p>1,124,7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{ B7 }</text:p>
          </table:table-cell>
          <table:table-cell table:style-name="ce4" office:value-type="float" office:value="1281145363" calcext:value-type="float">
            <text:p>1,281,145,363</text:p>
          </table:table-cell>
          <table:table-cell table:style-name="ce4" office:value-type="float" office:value="296358680" calcext:value-type="float">
            <text:p>296,358,680</text:p>
          </table:table-cell>
          <table:table-cell table:style-name="ce7" office:value-type="float" office:value="1213.55" calcext:value-type="float">
            <text:p>1,213.5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7]/[.H37]" office:value-type="float" office:value="0.231323227292514" calcext:value-type="float">
            <text:p>0.231</text:p>
          </table:table-cell>
          <table:table-cell table:style-name="ce4" table:formula="of:=[.H37]/[.J37]" office:value-type="float" office:value="1055700.51749001" calcext:value-type="float">
            <text:p>1,055,7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7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441498070" calcext:value-type="float">
            <text:p>1,441,498,070</text:p>
          </table:table-cell>
          <table:table-cell table:style-name="ce4" office:value-type="float" office:value="320062088" calcext:value-type="float">
            <text:p>320,062,088</text:p>
          </table:table-cell>
          <table:table-cell table:style-name="ce7" office:value-type="float" office:value="1386.87" calcext:value-type="float">
            <text:p>1,386.8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8]/[.H38]" office:value-type="float" office:value="0.222034350694621" calcext:value-type="float">
            <text:p>0.222</text:p>
          </table:table-cell>
          <table:table-cell table:style-name="ce4" table:formula="of:=[.H38]/[.J38]" office:value-type="float" office:value="1039389.46692913" calcext:value-type="float">
            <text:p>1,039,38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371" calcext:value-type="float">
            <text:p>371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13672370824" calcext:value-type="float">
            <text:p>13,672,370,824</text:p>
          </table:table-cell>
          <table:table-cell table:style-name="ce4" office:value-type="float" office:value="3118971274" calcext:value-type="float">
            <text:p>3,118,971,274</text:p>
          </table:table-cell>
          <table:table-cell table:style-name="ce7" office:value-type="float" office:value="12817.82" calcext:value-type="float">
            <text:p>12,817.8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39]/[.H39]" office:value-type="float" office:value="0.228122197250902" calcext:value-type="float">
            <text:p>0.228</text:p>
          </table:table-cell>
          <table:table-cell table:style-name="ce4" table:formula="of:=[.H39]/[.J39]" office:value-type="float" office:value="1066668.96742192" calcext:value-type="float">
            <text:p>1,066,66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3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number-columns-repeated="3" table:style-name="ce5" office:value-type="string" calcext:value-type="string">
            <text:p>??</text:p>
          </table:table-cell>
          <table:table-cell table:style-name="ce6" office:value-type="string" calcext:value-type="string">
            <text:p>{ B1 G1 H3 H4 G5 G6 A8 C8 E8 }</text:p>
          </table:table-cell>
          <table:table-cell table:number-columns-repeated="2" table:style-name="ce5" office:value-type="string" calcext:value-type="string">
            <text:p>??</text:p>
          </table:table-cell>
          <table:table-cell table:style-name="ce8" office:value-type="string" calcext:value-type="string">
            <text:p>??</text:p>
          </table:table-cell>
          <table:table-cell table:style-name="ce9" office:value-type="string" calcext:value-type="string">
            <text:p>n</text:p>
          </table:table-cell>
          <table:table-cell table:style-name="ce11" table:formula="of:=[.I40]/[.H40]" office:value-type="string" office:string-value="" calcext:value-type="error">
            <text:p>#VALUE!</text:p>
          </table:table-cell>
          <table:table-cell table:style-name="ce4" table:formula="of:=[.H40]/[.J40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{ A2 }</text:p>
          </table:table-cell>
          <table:table-cell table:style-name="ce4" office:value-type="float" office:value="212624333" calcext:value-type="float">
            <text:p>212,624,333</text:p>
          </table:table-cell>
          <table:table-cell table:style-name="ce4" office:value-type="float" office:value="50620797" calcext:value-type="float">
            <text:p>50,620,797</text:p>
          </table:table-cell>
          <table:table-cell table:style-name="ce7" office:value-type="float" office:value="191.68" calcext:value-type="float">
            <text:p>191.68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1]/[.H41]" office:value-type="float" office:value="0.238076217739387" calcext:value-type="float">
            <text:p>0.238</text:p>
          </table:table-cell>
          <table:table-cell table:style-name="ce4" table:formula="of:=[.H41]/[.J41]" office:value-type="float" office:value="1109267.17967446" calcext:value-type="float">
            <text:p>1,109,2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241" calcext:value-type="float">
            <text:p>241</text:p>
          </table:table-cell>
          <table:table-cell table:style-name="ce6" office:value-type="string" calcext:value-type="string">
            <text:p>{ H4 }</text:p>
          </table:table-cell>
          <table:table-cell table:style-name="ce4" office:value-type="float" office:value="4741607580" calcext:value-type="float">
            <text:p>4,741,607,580</text:p>
          </table:table-cell>
          <table:table-cell table:style-name="ce4" office:value-type="float" office:value="1154445316" calcext:value-type="float">
            <text:p>1,154,445,316</text:p>
          </table:table-cell>
          <table:table-cell table:style-name="ce7" office:value-type="float" office:value="4456.24" calcext:value-type="float">
            <text:p>4,456.24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2]/[.H42]" office:value-type="float" office:value="0.2434712903846" calcext:value-type="float">
            <text:p>0.243</text:p>
          </table:table-cell>
          <table:table-cell table:style-name="ce4" table:formula="of:=[.H42]/[.J42]" office:value-type="float" office:value="1064037.74931332" calcext:value-type="float">
            <text:p>1,064,0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788731503" calcext:value-type="float">
            <text:p>1,788,731,503</text:p>
          </table:table-cell>
          <table:table-cell table:style-name="ce4" office:value-type="float" office:value="429758314" calcext:value-type="float">
            <text:p>429,758,314</text:p>
          </table:table-cell>
          <table:table-cell table:style-name="ce7" office:value-type="float" office:value="1509.97" calcext:value-type="float">
            <text:p>1,509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3]/[.H43]" office:value-type="float" office:value="0.240258704718525" calcext:value-type="float">
            <text:p>0.240</text:p>
          </table:table-cell>
          <table:table-cell table:style-name="ce4" table:formula="of:=[.H43]/[.J43]" office:value-type="float" office:value="1184613.93471393" calcext:value-type="float">
            <text:p>1,184,6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3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940" calcext:value-type="float">
            <text:p>1,940</text:p>
          </table:table-cell>
          <table:table-cell table:style-name="ce4" office:value-type="float" office:value="945" calcext:value-type="float">
            <text:p>945</text:p>
          </table:table-cell>
          <table:table-cell table:style-name="ce6" office:value-type="string" calcext:value-type="string">
            <text:p>{ C7 G3 }</text:p>
          </table:table-cell>
          <table:table-cell table:style-name="ce4" office:value-type="float" office:value="1704398056" calcext:value-type="float">
            <text:p>1,704,398,056</text:p>
          </table:table-cell>
          <table:table-cell table:style-name="ce4" office:value-type="float" office:value="370034358" calcext:value-type="float">
            <text:p>370,034,358</text:p>
          </table:table-cell>
          <table:table-cell table:style-name="ce7" office:value-type="float" office:value="1598.52" calcext:value-type="float">
            <text:p>1,598.5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4]/[.H44]" office:value-type="float" office:value="0.217105597308895" calcext:value-type="float">
            <text:p>0.217</text:p>
          </table:table-cell>
          <table:table-cell table:style-name="ce4" table:formula="of:=[.H44]/[.J44]" office:value-type="float" office:value="1066235.05242349" calcext:value-type="float">
            <text:p>1,066,2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4</text:p>
          </table:table-cell>
          <table:table-cell office:value-type="float" office:value="23" calcext:value-type="float">
            <text:p>23</text:p>
          </table:table-cell>
          <table:table-cell office:value-type="float" office:value="-14" calcext:value-type="float">
            <text:p>-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{ B8 D2 }</text:p>
          </table:table-cell>
          <table:table-cell table:style-name="ce4" office:value-type="float" office:value="3273466351" calcext:value-type="float">
            <text:p>3,273,466,351</text:p>
          </table:table-cell>
          <table:table-cell table:style-name="ce4" office:value-type="float" office:value="750315556" calcext:value-type="float">
            <text:p>750,315,556</text:p>
          </table:table-cell>
          <table:table-cell table:style-name="ce7" office:value-type="float" office:value="3069.25" calcext:value-type="float">
            <text:p>3,069.25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5]/[.H45]" office:value-type="float" office:value="0.229211323883256" calcext:value-type="float">
            <text:p>0.229</text:p>
          </table:table-cell>
          <table:table-cell table:style-name="ce4" table:formula="of:=[.H45]/[.J45]" office:value-type="float" office:value="1066536.23882056" calcext:value-type="float">
            <text:p>1,066,53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4613" calcext:value-type="float">
            <text:p>4,613</text:p>
          </table:table-cell>
          <table:table-cell table:style-name="ce4" office:value-type="float" office:value="1692" calcext:value-type="float">
            <text:p>1,692</text:p>
          </table:table-cell>
          <table:table-cell table:style-name="ce6" office:value-type="string" calcext:value-type="string">
            <text:p>{ B2 }</text:p>
          </table:table-cell>
          <table:table-cell table:style-name="ce4" office:value-type="float" office:value="30042086373" calcext:value-type="float">
            <text:p>30,042,086,373</text:p>
          </table:table-cell>
          <table:table-cell table:style-name="ce4" office:value-type="float" office:value="7014881556" calcext:value-type="float">
            <text:p>7,014,881,556</text:p>
          </table:table-cell>
          <table:table-cell table:style-name="ce7" office:value-type="float" office:value="27646.12" calcext:value-type="float">
            <text:p>27,646.12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6]/[.H46]" office:value-type="float" office:value="0.233501810390391" calcext:value-type="float">
            <text:p>0.234</text:p>
          </table:table-cell>
          <table:table-cell table:style-name="ce4" table:formula="of:=[.H46]/[.J46]" office:value-type="float" office:value="1086665.55643251" calcext:value-type="float">
            <text:p>1,086,6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6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272" calcext:value-type="float">
            <text:p>2,272</text:p>
          </table:table-cell>
          <table:table-cell table:style-name="ce4" office:value-type="float" office:value="1009" calcext:value-type="float">
            <text:p>1,009</text:p>
          </table:table-cell>
          <table:table-cell table:style-name="ce6" office:value-type="string" calcext:value-type="string">
            <text:p>{ B3 }</text:p>
          </table:table-cell>
          <table:table-cell table:style-name="ce4" office:value-type="float" office:value="26763698787" calcext:value-type="float">
            <text:p>26,763,698,787</text:p>
          </table:table-cell>
          <table:table-cell table:style-name="ce4" office:value-type="float" office:value="6121000816" calcext:value-type="float">
            <text:p>6,121,000,816</text:p>
          </table:table-cell>
          <table:table-cell table:style-name="ce7" office:value-type="float" office:value="24814.97" calcext:value-type="float">
            <text:p>24,814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7]/[.H47]" office:value-type="float" office:value="0.228705339449313" calcext:value-type="float">
            <text:p>0.229</text:p>
          </table:table-cell>
          <table:table-cell table:style-name="ce4" table:formula="of:=[.H47]/[.J47]" office:value-type="float" office:value="1078530.37045783" calcext:value-type="float">
            <text:p>1,078,5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080" calcext:value-type="float">
            <text:p>3,080</text:p>
          </table:table-cell>
          <table:table-cell table:style-name="ce4" office:value-type="float" office:value="19886" calcext:value-type="float">
            <text:p>19,886</text:p>
          </table:table-cell>
          <table:table-cell table:style-name="ce4" office:value-type="float" office:value="6572" calcext:value-type="float">
            <text:p>6,572</text:p>
          </table:table-cell>
          <table:table-cell table:style-name="ce6" office:value-type="string" calcext:value-type="string">
            <text:p>{ G2 }</text:p>
          </table:table-cell>
          <table:table-cell table:style-name="ce4" office:value-type="float" office:value="17286195487" calcext:value-type="float">
            <text:p>17,286,195,487</text:p>
          </table:table-cell>
          <table:table-cell table:style-name="ce4" office:value-type="float" office:value="4059814363" calcext:value-type="float">
            <text:p>4,059,814,363</text:p>
          </table:table-cell>
          <table:table-cell table:style-name="ce7" office:value-type="float" office:value="16902.13" calcext:value-type="float">
            <text:p>16,902.1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8]/[.H48]" office:value-type="float" office:value="0.23485875570788" calcext:value-type="float">
            <text:p>0.235</text:p>
          </table:table-cell>
          <table:table-cell table:style-name="ce4" table:formula="of:=[.H48]/[.J48]" office:value-type="float" office:value="1022722.90456883" calcext:value-type="float">
            <text:p>1,022,7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51" calcext:value-type="float">
            <text:p>4,551</text:p>
          </table:table-cell>
          <table:table-cell table:style-name="ce4" office:value-type="float" office:value="738" calcext:value-type="float">
            <text:p>738</text:p>
          </table:table-cell>
          <table:table-cell table:style-name="ce6" office:value-type="string" calcext:value-type="string">
            <text:p>{ F6 }</text:p>
          </table:table-cell>
          <table:table-cell table:style-name="ce4" office:value-type="float" office:value="100184885905" calcext:value-type="float">
            <text:p>100,184,885,905</text:p>
          </table:table-cell>
          <table:table-cell table:style-name="ce4" office:value-type="float" office:value="23679847379" calcext:value-type="float">
            <text:p>23,679,847,379</text:p>
          </table:table-cell>
          <table:table-cell table:style-name="ce7" office:value-type="float" office:value="109325.83" calcext:value-type="float">
            <text:p>109,325.83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49]/[.H49]" office:value-type="float" office:value="0.236361474738359" calcext:value-type="float">
            <text:p>0.236</text:p>
          </table:table-cell>
          <table:table-cell table:style-name="ce4" table:formula="of:=[.H49]/[.J49]" office:value-type="float" office:value="916388.065885253" calcext:value-type="float">
            <text:p>916,38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4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110" calcext:value-type="float">
            <text:p>6,110</text:p>
          </table:table-cell>
          <table:table-cell table:style-name="ce4" office:value-type="float" office:value="1849" calcext:value-type="float">
            <text:p>1,849</text:p>
          </table:table-cell>
          <table:table-cell table:style-name="ce6" office:value-type="string" calcext:value-type="string">
            <text:p>{ E1 }</text:p>
          </table:table-cell>
          <table:table-cell table:style-name="ce4" office:value-type="float" office:value="369688666905" calcext:value-type="float">
            <text:p>369,688,666,905</text:p>
          </table:table-cell>
          <table:table-cell table:style-name="ce4" office:value-type="float" office:value="88877265028" calcext:value-type="float">
            <text:p>88,877,265,028</text:p>
          </table:table-cell>
          <table:table-cell table:style-name="ce7" office:value-type="float" office:value="356311.97" calcext:value-type="float">
            <text:p>356,311.97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0]/[.H50]" office:value-type="float" office:value="0.240411116121228" calcext:value-type="float">
            <text:p>0.240</text:p>
          </table:table-cell>
          <table:table-cell table:style-name="ce4" table:formula="of:=[.H50]/[.J50]" office:value-type="float" office:value="1037542.09241132" calcext:value-type="float">
            <text:p>1,037,5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o-5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36" calcext:value-type="float">
            <text:p>236</text:p>
          </table:table-cell>
          <table:table-cell table:style-name="ce6" office:value-type="string" calcext:value-type="string">
            <text:p>{ D8 }</text:p>
          </table:table-cell>
          <table:table-cell table:style-name="ce4" office:value-type="float" office:value="122526904900" calcext:value-type="float">
            <text:p>122,526,904,900</text:p>
          </table:table-cell>
          <table:table-cell table:style-name="ce4" office:value-type="float" office:value="28420410702" calcext:value-type="float">
            <text:p>28,420,410,702</text:p>
          </table:table-cell>
          <table:table-cell table:style-name="ce7" office:value-type="float" office:value="123571.66" calcext:value-type="float">
            <text:p>123,571.66</text:p>
          </table:table-cell>
          <table:table-cell table:style-name="ce9" office:value-type="string" calcext:value-type="string">
            <text:p>y</text:p>
          </table:table-cell>
          <table:table-cell table:style-name="ce11" table:formula="of:=[.I51]/[.H51]" office:value-type="float" office:value="0.231952408535866" calcext:value-type="float">
            <text:p>0.232</text:p>
          </table:table-cell>
          <table:table-cell table:style-name="ce4" table:formula="of:=[.H51]/[.J51]" office:value-type="float" office:value="991545.350285009" calcext:value-type="float">
            <text:p>991,545</text:p>
          </table:table-cell>
          <table:table-cell table:number-columns-repeated="1009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7"/>
          <table:table-cell table:style-name="ce4" table:number-columns-repeated="2"/>
          <table:table-cell table:style-name="ce7"/>
          <table:table-cell table:number-columns-repeated="1012"/>
        </table:table-row>
        <table:table-row table:style-name="ro2" table:number-rows-repeated="104852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0:16:09.020403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3T10:17:03.140295440</dc:date>
    <meta:generator>LibreOffice/4.2.8.2$Linux_X86_64 LibreOffice_project/420m0$Build-2</meta:generator>
    <meta:editing-duration>PT5H52M57S</meta:editing-duration>
    <meta:editing-cycles>5</meta:editing-cycles>
    <meta:document-statistic meta:table-count="1" meta:cell-count="663" meta:object-count="0"/>
  </office:meta>
</office:document-meta>
</file>